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6.4938in" fo:margin-left="-0.009in" table:align="left" style:writing-mode="lr-tb"/>
    </style:style>
    <style:style style:name="Taula1.A" style:family="table-column">
      <style:table-column-properties style:column-width="1.3354in"/>
    </style:style>
    <style:style style:name="Taula1.B" style:family="table-column">
      <style:table-column-properties style:column-width="2.5792in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ula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ula1.A7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ula1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6.4938in" fo:margin-left="-0.009in" table:align="left" style:writing-mode="lr-tb"/>
    </style:style>
    <style:style style:name="Table14.A" style:family="table-column">
      <style:table-column-properties style:column-width="1.3354in"/>
    </style:style>
    <style:style style:name="Table14.B" style:family="table-column">
      <style:table-column-properties style:column-width="2.579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A7" style:family="table-cell">
      <style:table-cell-properties style:vertical-align="top" fo:background-color="#808080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4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>
        <style:tab-stops>
          <style:tab-stop style:position="5.25in"/>
        </style:tab-stops>
      </style:paragraph-properties>
      <style:text-properties officeooo:paragraph-rsid="0008edac"/>
    </style:style>
    <style:style style:name="P2" style:family="paragraph" style:parent-style-name="Standard">
      <style:text-properties officeooo:paragraph-rsid="0008edac"/>
    </style:style>
    <style:style style:name="P3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fo:color="#ffffff" fo:font-weight="bold" officeooo:paragraph-rsid="0008edac" style:font-weight-asian="bold" style:font-weight-complex="bold"/>
    </style:style>
    <style:style style:name="P4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0dcb4d" officeooo:paragraph-rsid="0008edac"/>
    </style:style>
    <style:style style:name="P5" style:family="paragraph" style:parent-style-name="Standard">
      <style:paragraph-properties fo:margin-top="0.0835in" fo:margin-bottom="0in" loext:contextual-spacing="false" fo:text-align="center" style:justify-single-word="false" style:snap-to-layout-grid="false"/>
      <style:text-properties officeooo:rsid="000dcb4d" officeooo:paragraph-rsid="0008edac"/>
    </style:style>
    <style:style style:name="P6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paragraph-rsid="0008edac"/>
    </style:style>
    <style:style style:name="P7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0fb41f" officeooo:paragraph-rsid="0008edac"/>
    </style:style>
    <style:style style:name="P8" style:family="paragraph" style:parent-style-name="Standard">
      <style:paragraph-properties fo:margin-top="0.0835in" fo:margin-bottom="0in" loext:contextual-spacing="false" fo:text-align="start" style:justify-single-word="false" style:snap-to-layout-grid="false"/>
      <style:text-properties officeooo:rsid="0016e77f" officeooo:paragraph-rsid="0008edac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officeooo:rsid="000a1574" officeooo:paragraph-rsid="0008edac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officeooo:rsid="000a1574" officeooo:paragraph-rsid="0008edac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officeooo:rsid="000a8d38" officeooo:paragraph-rsid="0008edac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officeooo:rsid="0010d22c" officeooo:paragraph-rsid="0008edac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style:snap-to-layout-grid="false"/>
      <style:text-properties fo:font-style="normal" officeooo:rsid="000a1574" officeooo:paragraph-rsid="0008edac" style:font-style-asian="normal" style:font-style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officeooo:rsid="0008edac" officeooo:paragraph-rsid="0008edac"/>
    </style:style>
    <style:style style:name="T1" style:family="text">
      <style:text-properties officeooo:rsid="000ff581"/>
    </style:style>
    <style:style style:name="T2" style:family="text">
      <style:text-properties officeooo:rsid="000a1574"/>
    </style:style>
    <style:style style:name="T3" style:family="text">
      <style:text-properties officeooo:rsid="000dcb4d"/>
    </style:style>
    <style:style style:name="T4" style:family="text">
      <style:text-properties officeooo:rsid="000a8d38"/>
    </style:style>
    <style:style style:name="T5" style:family="text">
      <style:text-properties officeooo:rsid="0011fa82"/>
    </style:style>
    <style:style style:name="T6" style:family="text">
      <style:text-properties officeooo:rsid="0016e77f"/>
    </style:style>
    <style:style style:name="T7" style:family="text">
      <style:text-properties officeooo:rsid="000fb41f"/>
    </style:style>
    <style:style style:name="T8" style:family="text">
      <style:text-properties officeooo:rsid="0010d22c"/>
    </style:style>
    <style:style style:name="T9" style:family="text">
      <style:text-properties officeooo:rsid="0008edac"/>
    </style:style>
    <style:style style:name="T10" style:family="text">
      <style:text-properties officeooo:rsid="00097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ula1" table:style-name="Taula1">
        <table:table-column table:style-name="Taula1.A"/>
        <table:table-column table:style-name="Taula1.B" table:number-columns-repeated="2"/>
        <table:table-row table:style-name="Taula1.1">
          <table:table-cell table:style-name="Taula1.A1" office:value-type="string">
            <text:p text:style-name="P3">Cas d’ús</text:p>
          </table:table-cell>
          <table:table-cell table:style-name="Taula1.B6" table:number-columns-spanned="2" office:value-type="string">
            <text:p text:style-name="P4">Donar Alta/Baixa/Modificar Treballador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Actors</text:p>
          </table:table-cell>
          <table:table-cell table:style-name="Taula1.B6" table:number-columns-spanned="2" office:value-type="string">
            <text:p text:style-name="P4">Treballador Administrador/<text:span text:style-name="T9">Gerent</text:span>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Propòsit</text:p>
          </table:table-cell>
          <table:table-cell table:style-name="Taula1.B6" table:number-columns-spanned="2" office:value-type="string">
            <text:p text:style-name="P4">Donar alta/baixa/modificar <text:span text:style-name="T1">un treballador</text:span>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Resum</text:p>
          </table:table-cell>
          <table:table-cell table:style-name="Taula1.B4" office:value-type="string">
            <text:p text:style-name="P5">Admin</text:p>
            <text:p text:style-name="P4"/>
            <text:p text:style-name="P4"/>
            <text:p text:style-name="P4"><text:span text:style-name="T2">2.- L’admin selecciona crear nou, modificar o eliminar.</text:span><text:line-break/><text:lin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9">4. L'admin rep per pantalla el <text:span text:style-name="T3">treballador</text:span>:</text:p>
            <text:p text:style-name="P9">4.1: Si el <text:span text:style-name="T3">treballador</text:span> ja existeix te la opció de modificar <text:span text:style-name="T3">les seves dades</text:span>. També pot donar de baixa el <text:span text:style-name="T3">treballador</text:span>.</text:p>
            <text:p text:style-name="P9">4.2: En cas de <text:span text:style-name="T9">estar vuida, vol dir que va a crear un nou, així que s’ha d’omplir les dades del treballador.</text:span></text:p>
          </table:table-cell>
          <table:table-cell table:style-name="Taula1.C4" office:value-type="string">
            <text:p text:style-name="P5">Sistema</text:p>
            <text:p text:style-name="P10">1.- Mostra la <text:span text:style-name="T9">pantalla amb la llista de </text:span><text:s/><text:span text:style-name="T5">treballadors</text:span>;</text:p>
            <text:p text:style-name="P10"/>
            <text:p text:style-name="P10"/>
            <text:p text:style-name="P10"/>
            <text:p text:style-name="P10"/>
            <text:p text:style-name="P11">3.- <text:span text:style-name="T9">El controlador rep una peticio, I aquest dirigeix a la vista de treballador</text:span>;</text:p>
            <text:p text:style-name="P11"/>
            <text:p text:style-name="P12"><text:bookmark-start text:name="__DdeLink__6449_1791793423"/>3.1 <text:span text:style-name="T9">En cas de ser un modificar, rep un id treballador, el cual servira per omplir la taula de la vista</text:span>. EX1</text:p>
            <text:p text:style-name="P14">3.2 En cas de se un eliminar, ensenyara un missatge de si estas segur, I en cas afirmatiu l’eliminara de la BDD<text:bookmark-end text:name="__DdeLink__6449_1791793423"/> amb el consultar treballador a la BDD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line-break/><text:span text:style-name="T7">5 El controlador rep una peticio per guardar l’usuari.</text:span></text:p>
            <text:p text:style-name="P11"/>
            <text:p text:style-name="P12">5.1 <text:span text:style-name="T9">Consultar treballador a la BDD: e</text:span>nviem el treballador modificat per al <text:span text:style-name="T5">mètode</text:span> modificar i ell s'encarrega de <text:span text:style-name="T5">guardar-lo</text:span> a la BD</text:p>
            <text:p text:style-name="P12"/>
          </table:table-cell>
        </table:table-row>
        <table:table-row table:style-name="Taula1.1">
          <table:table-cell table:style-name="Taula1.A1" office:value-type="string">
            <text:p text:style-name="P3">Precondicions</text:p>
          </table:table-cell>
          <table:table-cell table:style-name="Taula1.B6" table:number-columns-spanned="2" office:value-type="string">
            <text:p text:style-name="P6">-</text:p>
          </table:table-cell>
          <table:covered-table-cell/>
        </table:table-row>
        <table:table-row table:style-name="Taula1.1">
          <table:table-cell table:style-name="Taula1.A1" office:value-type="string">
            <text:p text:style-name="P3">Postcondicions</text:p>
          </table:table-cell>
          <table:table-cell table:style-name="Taula1.B6" table:number-columns-spanned="2" office:value-type="string">
            <text:p text:style-name="P7">Guardar, modificar o esborrar un treballador.</text:p>
          </table:table-cell>
          <table:covered-table-cell/>
        </table:table-row>
        <table:table-row table:style-name="Taula1.1">
          <table:table-cell table:style-name="Taula1.A7" office:value-type="string">
            <text:p text:style-name="P3">Excepcions</text:p>
          </table:table-cell>
          <table:table-cell table:style-name="Taula1.B7" table:number-columns-spanned="2" office:value-type="string">
            <text:p text:style-name="P13">EX1: <text:span text:style-name="T9">El cas d’us consultar treballador a la BDD a fallat (possible error de connexió)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/>
      <table:table table:name="Table14" table:style-name="Table14">
        <table:table-column table:style-name="Table14.A"/>
        <table:table-column table:style-name="Table14.B" table:number-columns-repeated="2"/>
        <table:table-row table:style-name="Table14.1">
          <table:table-cell table:style-name="Table14.A1" office:value-type="string">
            <text:p text:style-name="P3">Cas d’ús</text:p>
          </table:table-cell>
          <table:table-cell table:style-name="Table14.B6" table:number-columns-spanned="2" office:value-type="string">
            <text:p text:style-name="P8">Assignar/Modificar/Eliminar Tasques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">Actors</text:p>
          </table:table-cell>
          <table:table-cell table:style-name="Table14.B6" table:number-columns-spanned="2" office:value-type="string">
            <text:p text:style-name="P8">Treballador Admin/<text:span text:style-name="T9">Gerent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">Propòsit</text:p>
          </table:table-cell>
          <table:table-cell table:style-name="Table14.B6" table:number-columns-spanned="2" office:value-type="string">
            <text:p text:style-name="P4"><text:span text:style-name="T6">Assignar</text:span>/modificar/<text:span text:style-name="T6">eliminar</text:span> <text:span text:style-name="T8">una <text:s/>Tasca d'un treballador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">Resum</text:p>
          </table:table-cell>
          <table:table-cell table:style-name="Table14.B4" office:value-type="string">
            <text:p text:style-name="P5">Admin</text:p>
            <text:p text:style-name="P4"/>
            <text:p text:style-name="P4"/>
            <text:p text:style-name="P4"><text:span text:style-name="T2">2.- L’admin selecciona crear nova tasca, escull la tasca a modificar o a eliminar.</text:span><text:line-break/><text:lin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9">4. L'admin rep per pantalla <text:span text:style-name="T6">la tasca</text:span>:</text:p>
            <text:p text:style-name="P9">4.1: Si <text:span text:style-name="T6">la tasca</text:span> ja existeix te la opció de modificar <text:span text:style-name="T3">les seves dades</text:span>. També pot donar de <text:span text:style-name="T6">eliminar la tasca.</text:span></text:p>
            <text:p text:style-name="P9">4.2: En cas de estar <text:span text:style-name="T4">null</text:span>, té la opció <text:span text:style-name="T3">d'introduir una nova tasca i assignar-li a un treballador</text:span>.</text:p>
          </table:table-cell>
          <table:table-cell table:style-name="Table14.C4" office:value-type="string">
            <text:p text:style-name="P5">Sistema</text:p>
            <text:p text:style-name="P10">1.- Mostra la pantalla <text:span text:style-name="T6">de tasques</text:span>;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1">3.- El <text:span text:style-name="T9">controlador rep una peticio de crear, modificar o eliminar, a la vegada consultara els tipus de treballador per ensenyar en un selector</text:span>;</text:p>
            <text:p text:style-name="P11"/>
            <text:p text:style-name="P12">3.1 <text:span text:style-name="T9">En cas de ser un modificar, rep un id tasca, el cual servira per omplir la taula de la vista</text:span>. EX1</text:p>
            <text:p text:style-name="P14">3.2 En cas de se un eliminar, ensenyara un missatge de si estas segur, I en cas afirmatiu l’eliminara de la BDD <text:span text:style-name="T10">amb el cas d’us consultar usuari a la BDD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line-break/><text:span text:style-name="T7">5 Consultar tasca a la BDD, </text:span></text:p>
            <text:p text:style-name="P12">5.1 Enviem <text:span text:style-name="T6">la tasca </text:span>modifica<text:span text:style-name="T6">da</text:span> per al <text:span text:style-name="T5">mètode</text:span> modificar i ell s'encarrega de <text:span text:style-name="T5">guardar-lo</text:span> a la BD</text:p>
            <text:p text:style-name="P11"/>
            <text:p text:style-name="P11"/>
            <text:p text:style-name="P12">5.2 En cas d'eliminar <text:span text:style-name="T6">la tasca,</text:span> s'envia <text:span text:style-name="T6">la tasca</text:span> i <text:span text:style-name="T5">s'utilitza</text:span> el <text:span text:style-name="T5">mètode</text:span> d'eliminar. Ell s'encarrega <text:soft-page-break/>d'eliminar-<text:span text:style-name="T6">la</text:span>.</text:p>
          </table:table-cell>
        </table:table-row>
        <table:table-row table:style-name="Table14.1">
          <table:table-cell table:style-name="Table14.A1" office:value-type="string">
            <text:p text:style-name="P3">Precondicions</text:p>
          </table:table-cell>
          <table:table-cell table:style-name="Table14.B6" table:number-columns-spanned="2" office:value-type="string">
            <text:p text:style-name="P6">-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">Postcondicions</text:p>
          </table:table-cell>
          <table:table-cell table:style-name="Table14.B6" table:number-columns-spanned="2" office:value-type="string">
            <text:p text:style-name="P7"><text:span text:style-name="T6">Assignar</text:span>, modificar o <text:span text:style-name="T6">eliminar</text:span> un<text:span text:style-name="T6">a tasca.</text:span></text:p>
          </table:table-cell>
          <table:covered-table-cell/>
        </table:table-row>
        <table:table-row table:style-name="Table14.1">
          <table:table-cell table:style-name="Table14.A7" office:value-type="string">
            <text:p text:style-name="P3">Excepcions</text:p>
          </table:table-cell>
          <table:table-cell table:style-name="Table14.B7" table:number-columns-spanned="2" office:value-type="string">
            <text:p text:style-name="P13">EX1: E<text:span text:style-name="T8">l cas d'ús Consultar Tasques ha fallat (possible error de connexió)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8:35:19.484728182</meta:creation-date>
    <dc:date>2017-04-04T18:57:14.722434869</dc:date>
    <meta:editing-duration>PT10M35S</meta:editing-duration>
    <meta:editing-cycles>1</meta:editing-cycles>
    <meta:document-statistic meta:table-count="2" meta:image-count="0" meta:object-count="0" meta:page-count="3" meta:paragraph-count="51" meta:word-count="425" meta:character-count="2518" meta:non-whitespace-character-count="2135"/>
    <meta:generator>LibreOffice/5.1.4.2$Linux_X86_64 LibreOffice_project/10m0$Build-2</meta:generator>
  </office:meta>
</office:document-meta>
</file>